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>RN 001: CADASTRO DE USUARIO</text:p>
      <text:p text:style-name="Normal">O<text:s/>SISTEMA DE CADASTRAR O TODOS OS USUARIOS COM TODAS INFORMACOES, PARA TER ACESSO NAS INFORMACOES QUE SERA PASSADAS PELO SITE.</text:p>
      <text:p text:style-name="Normal"/>
      <text:p text:style-name="Normal">RN 002:<text:s/>LOGIN E SENHA</text:p>
      <text:p text:style-name="Normal">PARA SE TER ACESSO AO SISTEMA TERA <text:s/>QUE FAZER LOGIN COM SENHA.</text:p>
      <text:p text:style-name="Normal"/>
      <text:p text:style-name="Normal">RN 003:<text:s/>CALCULADORA PARA CALCULAR EMISSAO DE CO2</text:p>
      <text:p text:style-name="Normal">O SISTEMA TERA QUE TER UMA CALCULADORA PARA CALCULAR A EMISSAO DE CO2 NA ATMOSFERA.</text:p>
      <text:p text:style-name="Normal"/>
      <text:p text:style-name="Normal">RN 004: INTEGRACAO COM BANCOS</text:p>
      <text:p text:style-name="Normal">O SISTEMA DEVE TER UMA INTEGRACAO COM OS BANCOS, PARA QUE OS USUARIOS TENHAM O MEIO DE FAZER AS DOAÇÕ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ANO CINTRA ALVES DE ALMEIDA</meta:initial-creator>
    <dc:creator>JULIANO CINTRA ALVES DE ALMEIDA</dc:creator>
    <meta:creation-date>2022-09-11T12:45:00Z</meta:creation-date>
    <dc:date>2022-09-11T12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80" meta:character-count="512" meta:row-count="3" meta:non-whitespace-character-count="433"/>
  </office:meta>
</office:document-meta>
</file>